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11S" calcext:value-type="time">
            <text:p>18:16:1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12S" calcext:value-type="time">
            <text:p>18:16:1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16S" calcext:value-type="time">
            <text:p>18:16:1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18S" calcext:value-type="time">
            <text:p>18:16:1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22S" calcext:value-type="time">
            <text:p>18:16: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24S" calcext:value-type="time">
            <text:p>18:16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27S" calcext:value-type="time">
            <text:p>18:16:2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27S" calcext:value-type="time">
            <text:p>18:16: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27S" calcext:value-type="time">
            <text:p>18:16:2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32S" calcext:value-type="time">
            <text:p>18:16:3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35S" calcext:value-type="time">
            <text:p>18:16: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40S" calcext:value-type="time">
            <text:p>18:16:4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40S" calcext:value-type="time">
            <text:p>18:16: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40S" calcext:value-type="time">
            <text:p>18:16: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41S" calcext:value-type="time">
            <text:p>18:16:4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46S" calcext:value-type="time">
            <text:p>18:16:4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50S" calcext:value-type="time">
            <text:p>18:16:5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50S" calcext:value-type="time">
            <text:p>18:16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51S" calcext:value-type="time">
            <text:p>18:16:5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52S" calcext:value-type="time">
            <text:p>18:16:5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53S" calcext:value-type="time">
            <text:p>18:16:5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57S" calcext:value-type="time">
            <text:p>18:16:5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6M59S" calcext:value-type="time">
            <text:p>18:16:5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7M00S" calcext:value-type="time">
            <text:p>18:17:0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7M06S" calcext:value-type="time">
            <text:p>18:17:0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7M07S" calcext:value-type="time">
            <text:p>18:17:0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7M07S" calcext:value-type="time">
            <text:p>18:17:0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7M11S" calcext:value-type="time">
            <text:p>18:17:1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7M12S" calcext:value-type="time">
            <text:p>18:17:1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12S" calcext:value-type="time">
            <text:p>18:16:1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16S" calcext:value-type="time">
            <text:p>18:16:1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18S" calcext:value-type="time">
            <text:p>18:16:1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23S" calcext:value-type="time">
            <text:p>18:16:2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24S" calcext:value-type="time">
            <text:p>18:16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25S" calcext:value-type="time">
            <text:p>18:16: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26S" calcext:value-type="time">
            <text:p>18:16:2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27S" calcext:value-type="time">
            <text:p>18:16:2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28S" calcext:value-type="time">
            <text:p>18:16:2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29S" calcext:value-type="time">
            <text:p>18:16: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31S" calcext:value-type="time">
            <text:p>18:16: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32S" calcext:value-type="time">
            <text:p>18:16:3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34S" calcext:value-type="time">
            <text:p>18:16:3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36S" calcext:value-type="time">
            <text:p>18:16:3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39S" calcext:value-type="time">
            <text:p>18:16:3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41S" calcext:value-type="time">
            <text:p>18:16: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42S" calcext:value-type="time">
            <text:p>18:16:4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43S" calcext:value-type="time">
            <text:p>18:16:4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45S" calcext:value-type="time">
            <text:p>18:16:4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48S" calcext:value-type="time">
            <text:p>18:16:4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51S" calcext:value-type="time">
            <text:p>18:16:5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51S" calcext:value-type="time">
            <text:p>18:16:5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52S" calcext:value-type="time">
            <text:p>18:16:5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55S" calcext:value-type="time">
            <text:p>18:16:5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58S" calcext:value-type="time">
            <text:p>18:16:5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6M59S" calcext:value-type="time">
            <text:p>18:16:5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7M00S" calcext:value-type="time">
            <text:p>18:17:0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7M00S" calcext:value-type="time">
            <text:p>18:17:0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7M07S" calcext:value-type="time">
            <text:p>18:17:0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7M07S" calcext:value-type="time">
            <text:p>18:17:0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7M10S" calcext:value-type="time">
            <text:p>18:17:1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7M10S" calcext:value-type="time">
            <text:p>18:17:1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7M13S" calcext:value-type="time">
            <text:p>18:17:1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6M18S" calcext:value-type="time">
            <text:p>18:16:1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6M28S" calcext:value-type="time">
            <text:p>18:16:2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6M47S" calcext:value-type="time">
            <text:p>18:16:47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7M01S" calcext:value-type="time">
            <text:p>18:17:0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6M27S" calcext:value-type="time">
            <text:p>18:16:2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6M39S" calcext:value-type="time">
            <text:p>18:16:3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6M41S" calcext:value-type="time">
            <text:p>18:16:41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6M55S" calcext:value-type="time">
            <text:p>18:16:5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7M08S" calcext:value-type="time">
            <text:p>18:17:08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/>
          <table:table-cell table:style-name="ce1"/>
        </table:table-row>
        <table:table-row table:style-name="ro1">
          <table:table-cell/>
          <table:table-cell table:style-name="ce4"/>
          <table:table-cell table:style-name="ce1"/>
        </table:table-row>
      </table:table>
      <table:named-expressions/>
      <table:database-ranges>
        <table:database-range table:name="__Anonymous_Sheet_DB__0" table:target-range-address="Sheet1.A2:Sheet1.C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54:59.651959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7:56.996211633</meta:creation-date>
    <meta:generator>LibreOffice/6.0.7.3$Linux_X86_64 LibreOffice_project/00m0$Build-3</meta:generator>
    <dc:date>2019-12-16T17:55:33.235422060</dc:date>
    <meta:editing-duration>PT8M52S</meta:editing-duration>
    <meta:editing-cycles>5</meta:editing-cycles>
    <meta:document-statistic meta:table-count="1" meta:cell-count="216" meta:object-count="0"/>
  </office:meta>
</office:document-meta>
</file>